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5.57mm" svg:height="193.63mm" svg:x="0mm" svg:y="0mm">
            <loext:p draw:notify-on-update-of-ranges="Sheet1.J4:Sheet1.J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 table:number-columns-repeated="9"/>
          <table:table-cell office:value-type="string" calcext:value-type="string">
            <text:p>2 MINUTOS: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number-columns-repeated="9"/>
          <table:table-cell table:formula="of:=([.K3]+[.L3]+[.M3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4]+[.L4]+[.M4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5]+[.L5]+[.M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6]+[.L6]+[.M6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7]+[.L7]+[.M7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8]+[.L8]+[.M8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9]+[.L9]+[.M9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0]+[.L10]+[.M10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1]+[.L11]+[.M11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([.K12]+[.L12]+[.M12])/3" office:value-type="float" office:value="653.666666666667" calcext:value-type="float">
            <text:p>653,6666666667</text:p>
          </table:table-cell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3]+[.L13]+[.M13])/3" office:value-type="float" office:value="653.666666666667" calcext:value-type="float">
            <text:p>653,6666666667</text:p>
          </table:table-cell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4]+[.L14]+[.M14])/3" office:value-type="float" office:value="653.666666666667" calcext:value-type="float">
            <text:p>653,6666666667</text:p>
          </table:table-cell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9"/>
          <table:table-cell table:formula="of:=([.K15]+[.L15]+[.M15])/3" office:value-type="float" office:value="302" calcext:value-type="float">
            <text:p>302</text:p>
          </table:table-cell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6]+[.L16]+[.M16])/3" office:value-type="float" office:value="302" calcext:value-type="float">
            <text:p>302</text:p>
          </table:table-cell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7]+[.L17]+[.M17])/3" office:value-type="float" office:value="302" calcext:value-type="float">
            <text:p>302</text:p>
          </table:table-cell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table:formula="of:=([.K18]+[.L18]+[.M18])/3" office:value-type="float" office:value="8548" calcext:value-type="float">
            <text:p>8548</text:p>
          </table:table-cell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19]+[.L19]+[.M19])/3" office:value-type="float" office:value="8548" calcext:value-type="float">
            <text:p>8548</text:p>
          </table:table-cell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20]+[.L20]+[.M20])/3" office:value-type="float" office:value="8548" calcext:value-type="float">
            <text:p>8548</text:p>
          </table:table-cell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number-columns-repeated="9"/>
          <table:table-cell table:formula="of:=([.K21]+[.L21]+[.M21])/3" office:value-type="float" office:value="6713.33333333333" calcext:value-type="float">
            <text:p>6713,3333333333</text:p>
          </table:table-cell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2]+[.L22]+[.M22])/3" office:value-type="float" office:value="6713.33333333333" calcext:value-type="float">
            <text:p>6713,3333333333</text:p>
          </table:table-cell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3]+[.L23]+[.M23])/3" office:value-type="float" office:value="6713.33333333333" calcext:value-type="float">
            <text:p>6713,3333333333</text:p>
          </table:table-cell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number-columns-repeated="9"/>
          <table:table-cell table:formula="of:=([.K24]+[.L24]+[.M24])/3" office:value-type="float" office:value="4703.66666666667" calcext:value-type="float">
            <text:p>4703,6666666667</text:p>
          </table:table-cell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5]+[.L25]+[.M25])/3" office:value-type="float" office:value="4703.66666666667" calcext:value-type="float">
            <text:p>4703,6666666667</text:p>
          </table:table-cell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6]+[.L26]+[.M26])/3" office:value-type="float" office:value="4703.66666666667" calcext:value-type="float">
            <text:p>4703,6666666667</text:p>
          </table:table-cell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number-columns-repeated="9"/>
          <table:table-cell table:formula="of:=([.K27]+[.L27]+[.M27])/3" office:value-type="float" office:value="4288.33333333333" calcext:value-type="float">
            <text:p>4288,3333333333</text:p>
          </table:table-cell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28]+[.L28]+[.M28])/3" office:value-type="float" office:value="4288.33333333333" calcext:value-type="float">
            <text:p>4288,3333333333</text:p>
          </table:table-cell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29]+[.L29]+[.M29])/3" office:value-type="float" office:value="4288.33333333333" calcext:value-type="float">
            <text:p>4288,3333333333</text:p>
          </table:table-cell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9"/>
          <table:table-cell table:formula="of:=([.K30]+[.L30]+[.M30])/3" office:value-type="float" office:value="4625" calcext:value-type="float">
            <text:p>4625</text:p>
          </table:table-cell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1]+[.L31]+[.M31])/3" office:value-type="float" office:value="4625" calcext:value-type="float">
            <text:p>4625</text:p>
          </table:table-cell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2]+[.L32]+[.M32])/3" office:value-type="float" office:value="4625" calcext:value-type="float">
            <text:p>4625</text:p>
          </table:table-cell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9"/>
          <table:table-cell table:formula="of:=([.K33]+[.L33]+[.M33])/3" office:value-type="float" office:value="4833" calcext:value-type="float">
            <text:p>4833</text:p>
          </table:table-cell>
          <table:table-cell office:value-type="float" office:value="4862" calcext:value-type="float">
            <text:p>4862</text:p>
          </table:table-cell>
          <table:table-cell office:value-type="float" office:value="5436" calcext:value-type="float">
            <text:p>5436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4]+[.L34]+[.M34])/3" office:value-type="float" office:value="5547" calcext:value-type="float">
            <text:p>5547</text:p>
          </table:table-cell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5]+[.L35]+[.M35])/3" office:value-type="float" office:value="5547" calcext:value-type="float">
            <text:p>5547</text:p>
          </table:table-cell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number-columns-repeated="9"/>
          <table:table-cell table:formula="of:=([.K36]+[.L36]+[.M36])/3" office:value-type="float" office:value="5520.33333333333" calcext:value-type="float">
            <text:p>5520,3333333333</text:p>
          </table:table-cell>
          <table:table-cell office:value-type="float" office:value="4088" calcext:value-type="float">
            <text:p>4088</text:p>
          </table:table-cell>
          <table:table-cell office:value-type="float" office:value="7578" calcext:value-type="float">
            <text:p>7578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7]+[.L37]+[.M37])/3" office:value-type="float" office:value="4361.66666666667" calcext:value-type="float">
            <text:p>4361,6666666667</text:p>
          </table:table-cell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8]+[.L38]+[.M38])/3" office:value-type="float" office:value="4361.66666666667" calcext:value-type="float">
            <text:p>4361,6666666667</text:p>
          </table:table-cell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number-columns-repeated="9"/>
          <table:table-cell table:formula="of:=([.K39]+[.L39]+[.M39])/3" office:value-type="float" office:value="5763.33333333333" calcext:value-type="float">
            <text:p>5763,3333333333</text:p>
          </table:table-cell>
          <table:table-cell office:value-type="float" office:value="6506" calcext:value-type="float">
            <text:p>6506</text:p>
          </table:table-cell>
          <table:table-cell office:value-type="float" office:value="4102" calcext:value-type="float">
            <text:p>4102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0]+[.L40]+[.M40])/3" office:value-type="float" office:value="6843.66666666667" calcext:value-type="float">
            <text:p>6843,6666666667</text:p>
          </table:table-cell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1]+[.L41]+[.M41])/3" office:value-type="float" office:value="6843.66666666667" calcext:value-type="float">
            <text:p>6843,6666666667</text:p>
          </table:table-cell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number-columns-repeated="9"/>
          <table:table-cell table:formula="of:=([.K42]+[.L42]+[.M42])/3" office:value-type="float" office:value="4056.33333333333" calcext:value-type="float">
            <text:p>4056,3333333333</text:p>
          </table:table-cell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3]+[.L43]+[.M43])/3" office:value-type="float" office:value="4056.33333333333" calcext:value-type="float">
            <text:p>4056,3333333333</text:p>
          </table:table-cell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4]+[.L44]+[.M44])/3" office:value-type="float" office:value="4056.33333333333" calcext:value-type="float">
            <text:p>4056,3333333333</text:p>
          </table:table-cell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9"/>
          <table:table-cell table:formula="of:=([.K45]+[.L45]+[.M45])/3" office:value-type="float" office:value="6676.33333333333" calcext:value-type="float">
            <text:p>6676,3333333333</text:p>
          </table:table-cell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6]+[.L46]+[.M46])/3" office:value-type="float" office:value="6676.33333333333" calcext:value-type="float">
            <text:p>6676,3333333333</text:p>
          </table:table-cell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7]+[.L47]+[.M47])/3" office:value-type="float" office:value="6676.33333333333" calcext:value-type="float">
            <text:p>6676,3333333333</text:p>
          </table:table-cell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number-columns-repeated="9"/>
          <table:table-cell table:formula="of:=([.K48]+[.L48]+[.M48])/3" office:value-type="float" office:value="4344" calcext:value-type="float">
            <text:p>4344</text:p>
          </table:table-cell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49]+[.L49]+[.M49])/3" office:value-type="float" office:value="4344" calcext:value-type="float">
            <text:p>4344</text:p>
          </table:table-cell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50]+[.L50]+[.M50])/3" office:value-type="float" office:value="4344" calcext:value-type="float">
            <text:p>4344</text:p>
          </table:table-cell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number-columns-repeated="9"/>
          <table:table-cell table:formula="of:=([.K51]+[.L51]+[.M51])/3" office:value-type="float" office:value="6702.33333333333" calcext:value-type="float">
            <text:p>6702,3333333333</text:p>
          </table:table-cell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2]+[.L52]+[.M52])/3" office:value-type="float" office:value="6702.33333333333" calcext:value-type="float">
            <text:p>6702,3333333333</text:p>
          </table:table-cell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3]+[.L53]+[.M53])/3" office:value-type="float" office:value="6702.33333333333" calcext:value-type="float">
            <text:p>6702,3333333333</text:p>
          </table:table-cell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number-columns-repeated="9"/>
          <table:table-cell table:formula="of:=([.K54]+[.L54]+[.M54])/3" office:value-type="float" office:value="4543.66666666667" calcext:value-type="float">
            <text:p>4543,6666666667</text:p>
          </table:table-cell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5]+[.L55]+[.M55])/3" office:value-type="float" office:value="4543.66666666667" calcext:value-type="float">
            <text:p>4543,6666666667</text:p>
          </table:table-cell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6]+[.L56]+[.M56])/3" office:value-type="float" office:value="4543.66666666667" calcext:value-type="float">
            <text:p>4543,6666666667</text:p>
          </table:table-cell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number-columns-repeated="9"/>
          <table:table-cell table:formula="of:=([.K57]+[.L57]+[.M57])/3" office:value-type="float" office:value="8863" calcext:value-type="float">
            <text:p>8863</text:p>
          </table:table-cell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58]+[.L58]+[.M58])/3" office:value-type="float" office:value="8863" calcext:value-type="float">
            <text:p>8863</text:p>
          </table:table-cell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59]+[.L59]+[.M59])/3" office:value-type="float" office:value="8863" calcext:value-type="float">
            <text:p>8863</text:p>
          </table:table-cell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number-columns-repeated="9"/>
          <table:table-cell table:formula="of:=([.K60]+[.L60]+[.M60])/3" office:value-type="float" office:value="5030.33333333333" calcext:value-type="float">
            <text:p>5030,3333333333</text:p>
          </table:table-cell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9"/>
          <table:table-cell table:formula="of:=([.K61]+[.L61]+[.M61])/3" office:value-type="float" office:value="5030.33333333333" calcext:value-type="float">
            <text:p>5030,3333333333</text:p>
          </table:table-cell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2]+[.L62]+[.M62])/3" office:value-type="float" office:value="5030.33333333333" calcext:value-type="float">
            <text:p>5030,3333333333</text:p>
          </table:table-cell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3]+[.L63]+[.M63])/3" office:value-type="float" office:value="3983" calcext:value-type="float">
            <text:p>3983</text:p>
          </table:table-cell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4]+[.L64]+[.M64])/3" office:value-type="float" office:value="3983" calcext:value-type="float">
            <text:p>3983</text:p>
          </table:table-cell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5]+[.L65]+[.M65])/3" office:value-type="float" office:value="3983" calcext:value-type="float">
            <text:p>3983</text:p>
          </table:table-cell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6]+[.L66]+[.M66])/3" office:value-type="float" office:value="7868.33333333333" calcext:value-type="float">
            <text:p>7868,3333333333</text:p>
          </table:table-cell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7]+[.L67]+[.M67])/3" office:value-type="float" office:value="7868.33333333333" calcext:value-type="float">
            <text:p>7868,3333333333</text:p>
          </table:table-cell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8]+[.L68]+[.M68])/3" office:value-type="float" office:value="7868.33333333333" calcext:value-type="float">
            <text:p>7868,3333333333</text:p>
          </table:table-cell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69]+[.L69]+[.M69])/3" office:value-type="float" office:value="6982.33333333333" calcext:value-type="float">
            <text:p>6982,3333333333</text:p>
          </table:table-cell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0]+[.L70]+[.M70])/3" office:value-type="float" office:value="6982.33333333333" calcext:value-type="float">
            <text:p>6982,3333333333</text:p>
          </table:table-cell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1]+[.L71]+[.M71])/3" office:value-type="float" office:value="6982.33333333333" calcext:value-type="float">
            <text:p>6982,3333333333</text:p>
          </table:table-cell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2]+[.L72]+[.M72])/3" office:value-type="float" office:value="6244.33333333333" calcext:value-type="float">
            <text:p>6244,3333333333</text:p>
          </table:table-cell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3]+[.L73]+[.M73])/3" office:value-type="float" office:value="6244.33333333333" calcext:value-type="float">
            <text:p>6244,3333333333</text:p>
          </table:table-cell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4]+[.L74]+[.M74])/3" office:value-type="float" office:value="6244.33333333333" calcext:value-type="float">
            <text:p>6244,3333333333</text:p>
          </table:table-cell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5]+[.L75]+[.M75])/3" office:value-type="float" office:value="6324.66666666667" calcext:value-type="float">
            <text:p>6324,6666666667</text:p>
          </table:table-cell>
          <table:table-cell office:value-type="float" office:value="7098" calcext:value-type="float">
            <text:p>7098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6]+[.L76]+[.M76])/3" office:value-type="float" office:value="6656.33333333333" calcext:value-type="float">
            <text:p>6656,3333333333</text:p>
          </table:table-cell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7]+[.L77]+[.M77])/3" office:value-type="float" office:value="6656.33333333333" calcext:value-type="float">
            <text:p>6656,3333333333</text:p>
          </table:table-cell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8]+[.L78]+[.M78])/3" office:value-type="float" office:value="6414" calcext:value-type="float">
            <text:p>6414</text:p>
          </table:table-cell>
          <table:table-cell office:value-type="float" office:value="8093" calcext:value-type="float">
            <text:p>8093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79]+[.L79]+[.M79])/3" office:value-type="float" office:value="6266.33333333333" calcext:value-type="float">
            <text:p>6266,3333333333</text:p>
          </table:table-cell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0]+[.L80]+[.M80])/3" office:value-type="float" office:value="6266.33333333333" calcext:value-type="float">
            <text:p>6266,3333333333</text:p>
          </table:table-cell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1]+[.L81]+[.M81])/3" office:value-type="float" office:value="6053.33333333333" calcext:value-type="float">
            <text:p>6053,3333333333</text:p>
          </table:table-cell>
          <table:table-cell office:value-type="float" office:value="7650" calcext:value-type="float">
            <text:p>7650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2]+[.L82]+[.M82])/3" office:value-type="float" office:value="4459" calcext:value-type="float">
            <text:p>4459</text:p>
          </table:table-cell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3]+[.L83]+[.M83])/3" office:value-type="float" office:value="4459" calcext:value-type="float">
            <text:p>4459</text:p>
          </table:table-cell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4]+[.L84]+[.M84])/3" office:value-type="float" office:value="3378.66666666667" calcext:value-type="float">
            <text:p>3378,6666666667</text:p>
          </table:table-cell>
          <table:table-cell office:value-type="float" office:value="2867" calcext:value-type="float">
            <text:p>286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5]+[.L85]+[.M85])/3" office:value-type="float" office:value="3832" calcext:value-type="float">
            <text:p>3832</text:p>
          </table:table-cell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6]+[.L86]+[.M86])/3" office:value-type="float" office:value="3832" calcext:value-type="float">
            <text:p>3832</text:p>
          </table:table-cell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7]+[.L87]+[.M87])/3" office:value-type="float" office:value="4643.33333333333" calcext:value-type="float">
            <text:p>4643,3333333333</text:p>
          </table:table-cell>
          <table:table-cell office:value-type="float" office:value="4227" calcext:value-type="float">
            <text:p>4227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8]+[.L88]+[.M88])/3" office:value-type="float" office:value="4984" calcext:value-type="float">
            <text:p>4984</text:p>
          </table:table-cell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89]+[.L89]+[.M89])/3" office:value-type="float" office:value="4984" calcext:value-type="float">
            <text:p>4984</text:p>
          </table:table-cell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0]+[.L90]+[.M90])/3" office:value-type="float" office:value="5367.33333333333" calcext:value-type="float">
            <text:p>5367,3333333333</text:p>
          </table:table-cell>
          <table:table-cell office:value-type="float" office:value="5249" calcext:value-type="float">
            <text:p>5249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1]+[.L91]+[.M91])/3" office:value-type="float" office:value="6098.33333333333" calcext:value-type="float">
            <text:p>6098,3333333333</text:p>
          </table:table-cell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2]+[.L92]+[.M92])/3" office:value-type="float" office:value="6098.33333333333" calcext:value-type="float">
            <text:p>6098,3333333333</text:p>
          </table:table-cell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3]+[.L93]+[.M93])/3" office:value-type="float" office:value="6666" calcext:value-type="float">
            <text:p>6666</text:p>
          </table:table-cell>
          <table:table-cell office:value-type="float" office:value="7442" calcext:value-type="float">
            <text:p>7442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4]+[.L94]+[.M94])/3" office:value-type="float" office:value="6034" calcext:value-type="float">
            <text:p>6034</text:p>
          </table:table-cell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5]+[.L95]+[.M95])/3" office:value-type="float" office:value="6034" calcext:value-type="float">
            <text:p>6034</text:p>
          </table:table-cell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6]+[.L96]+[.M96])/3" office:value-type="float" office:value="5650.66666666667" calcext:value-type="float">
            <text:p>5650,6666666667</text:p>
          </table:table-cell>
          <table:table-cell office:value-type="float" office:value="5546" calcext:value-type="float">
            <text:p>5546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7]+[.L97]+[.M97])/3" office:value-type="float" office:value="6213" calcext:value-type="float">
            <text:p>6213</text:p>
          </table:table-cell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8]+[.L98]+[.M98])/3" office:value-type="float" office:value="6213" calcext:value-type="float">
            <text:p>6213</text:p>
          </table:table-cell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99]+[.L99]+[.M99])/3" office:value-type="float" office:value="5886.33333333333" calcext:value-type="float">
            <text:p>5886,3333333333</text:p>
          </table:table-cell>
          <table:table-cell office:value-type="float" office:value="7233" calcext:value-type="float">
            <text:p>7233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0]+[.L100]+[.M100])/3" office:value-type="float" office:value="5830" calcext:value-type="float">
            <text:p>5830</text:p>
          </table:table-cell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1]+[.L101]+[.M101])/3" office:value-type="float" office:value="5830" calcext:value-type="float">
            <text:p>5830</text:p>
          </table:table-cell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2]+[.L102]+[.M102])/3" office:value-type="float" office:value="5016.33333333333" calcext:value-type="float">
            <text:p>5016,3333333333</text:p>
          </table:table-cell>
          <table:table-cell office:value-type="float" office:value="7064" calcext:value-type="float">
            <text:p>7064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3]+[.L103]+[.M103])/3" office:value-type="float" office:value="4030.33333333333" calcext:value-type="float">
            <text:p>4030,3333333333</text:p>
          </table:table-cell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4]+[.L104]+[.M104])/3" office:value-type="float" office:value="4030.33333333333" calcext:value-type="float">
            <text:p>4030,3333333333</text:p>
          </table:table-cell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5]+[.L105]+[.M105])/3" office:value-type="float" office:value="3826" calcext:value-type="float">
            <text:p>3826</text:p>
          </table:table-cell>
          <table:table-cell office:value-type="float" office:value="4106" calcext:value-type="float">
            <text:p>4106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6]+[.L106]+[.M106])/3" office:value-type="float" office:value="3234.33333333333" calcext:value-type="float">
            <text:p>3234,3333333333</text:p>
          </table:table-cell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7]+[.L107]+[.M107])/3" office:value-type="float" office:value="3234.33333333333" calcext:value-type="float">
            <text:p>3234,3333333333</text:p>
          </table:table-cell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8]+[.L108]+[.M108])/3" office:value-type="float" office:value="4801" calcext:value-type="float">
            <text:p>4801</text:p>
          </table:table-cell>
          <table:table-cell office:value-type="float" office:value="2331" calcext:value-type="float">
            <text:p>2331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09]+[.L109]+[.M109])/3" office:value-type="float" office:value="6155" calcext:value-type="float">
            <text:p>6155</text:p>
          </table:table-cell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0]+[.L110]+[.M110])/3" office:value-type="float" office:value="6155" calcext:value-type="float">
            <text:p>6155</text:p>
          </table:table-cell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1]+[.L111]+[.M111])/3" office:value-type="float" office:value="7053" calcext:value-type="float">
            <text:p>7053</text:p>
          </table:table-cell>
          <table:table-cell office:value-type="float" office:value="6393" calcext:value-type="float">
            <text:p>6393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2]+[.L112]+[.M112])/3" office:value-type="float" office:value="7166.66666666667" calcext:value-type="float">
            <text:p>7166,6666666667</text:p>
          </table:table-cell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3]+[.L113]+[.M113])/3" office:value-type="float" office:value="7166.66666666667" calcext:value-type="float">
            <text:p>7166,6666666667</text:p>
          </table:table-cell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4]+[.L114]+[.M114])/3" office:value-type="float" office:value="6367.66666666667" calcext:value-type="float">
            <text:p>6367,6666666667</text:p>
          </table:table-cell>
          <table:table-cell office:value-type="float" office:value="6734" calcext:value-type="float">
            <text:p>6734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5]+[.L115]+[.M115])/3" office:value-type="float" office:value="5971.66666666667" calcext:value-type="float">
            <text:p>5971,6666666667</text:p>
          </table:table-cell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6]+[.L116]+[.M116])/3" office:value-type="float" office:value="5971.66666666667" calcext:value-type="float">
            <text:p>5971,6666666667</text:p>
          </table:table-cell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7]+[.L117]+[.M117])/3" office:value-type="float" office:value="6526.33333333333" calcext:value-type="float">
            <text:p>6526,3333333333</text:p>
          </table:table-cell>
          <table:table-cell office:value-type="float" office:value="5546" calcext:value-type="float">
            <text:p>5546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8]+[.L118]+[.M118])/3" office:value-type="float" office:value="6922.33333333333" calcext:value-type="float">
            <text:p>6922,3333333333</text:p>
          </table:table-cell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19]+[.L119]+[.M119])/3" office:value-type="float" office:value="6922.33333333333" calcext:value-type="float">
            <text:p>6922,3333333333</text:p>
          </table:table-cell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20]+[.L120]+[.M120])/3" office:value-type="float" office:value="6277.66666666667" calcext:value-type="float">
            <text:p>6277,6666666667</text:p>
          </table:table-cell>
          <table:table-cell office:value-type="float" office:value="6734" calcext:value-type="float">
            <text:p>6734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21]+[.L121]+[.M121])/3" office:value-type="float" office:value="5782.66666666667" calcext:value-type="float">
            <text:p>5782,6666666667</text:p>
          </table:table-cell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formula="of:=([.K122]+[.L122]+[.M122])/3" office:value-type="float" office:value="5111.66666666667" calcext:value-type="float">
            <text:p>5111,6666666667</text:p>
          </table:table-cell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4756" calcext:value-type="float">
            <text:p>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5:14:40.872947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8:43:42.679258471</meta:creation-date>
    <dc:date>2017-10-20T15:24:07.758996080</dc:date>
    <meta:editing-duration>PT15M45S</meta:editing-duration>
    <meta:editing-cycles>6</meta:editing-cycles>
    <meta:generator>LibreOffice/5.1.6.2$Linux_X86_64 LibreOffice_project/10m0$Build-2</meta:generator>
    <meta:document-statistic meta:table-count="1" meta:cell-count="4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8cm" svg:height="19.364cm" xlink:href=".." xlink:type="simple" chart:class="chart:line" chart:style-name="ch1">
        <chart:title svg:x="17.563cm" svg:y="0.523cm" chart:style-name="ch2">
          <text:p>Experimento 1 - Com SDN</text:p>
        </chart:title>
        <chart:legend chart:legend-position="end" svg:x="37.759cm" svg:y="9.383cm" style:legend-expansion="high" chart:style-name="ch3"/>
        <chart:plot-area chart:style-name="ch4" table:cell-range-address="Sheet1.J4:Sheet1.J122" svg:x="1.822cm" svg:y="1.689cm" svg:width="35.126cm" svg:height="16.307cm">
          <chartooo:coordinate-region svg:x="2.814cm" svg:y="1.81cm" svg:width="33.808cm" svg:height="15.184cm"/>
          <chart:axis chart:dimension="x" chart:name="primary-x" chart:style-name="ch5">
            <chart:title svg:x="18.627cm" svg:y="18.383cm" chart:style-name="ch6">
              <text:p>Tempo (s)</text:p>
            </chart:title>
          </chart:axis>
          <chart:axis chart:dimension="y" chart:name="primary-y" chart:style-name="ch5">
            <chart:title svg:x="0.451cm" svg:y="10.786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J4:Sheet1.J122" chart:class="chart:line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4:Sheet1.J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0.33333333333">
                <text:p>5520.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63.33333333333">
                <text:p>5763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24.66666666667">
                <text:p>6324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53.33333333333">
                <text:p>6053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78.66666666667">
                <text:p>3378.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43.33333333333">
                <text:p>4643.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67.33333333333">
                <text:p>5367.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0.66666666667">
                <text:p>5650.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86.33333333333">
                <text:p>5886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16.33333333333">
                <text:p>5016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67.66666666667">
                <text:p>6367.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26.33333333333">
                <text:p>6526.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77.66666666667">
                <text:p>6277.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82.66666666667">
                <text:p>5782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11.66666666667">
                <text:p>5111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